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Emily's Purp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eitz Gre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ladon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pper Red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reen to Black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Naked Raku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aspberry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Chun Blue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ino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urple Grey Matte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pple Crackle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Orange Ochre</text:p>
          </table:table-cell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Tenmoku</text:p>
          </table:table-cell>
          <table:table-cell table:number-columns-repeated="2"/>
          <table:table-cell office:value-type="float" office:value="13">
            <text:p>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B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11/04/2014</text:date>, <text:time>17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ne Hirose</meta:initial-creator>
    <meta:creation-date>2014-11-04T09:11:42</meta:creation-date>
    <dc:date>2014-11-04T17:46:42</dc:date>
    <dc:creator>Marlene Hirose</dc:creator>
    <meta:editing-duration>PT2H29M4S</meta:editing-duration>
    <meta:editing-cycles>4</meta:editing-cycles>
    <meta:generator>OpenOffice.org/3.4$Unix OpenOffice.org_project/340m1$Build-9590</meta:generator>
    <meta:document-statistic meta:table-count="3" meta:cell-count="38" meta:object-count="0"/>
  </office:meta>
</office:document-meta>
</file>